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TWOVP+CMBX12" svg:font-family="LTWOVP+CMBX12"/>
    <style:font-face style:name="Verdana" svg:font-family="Verdana, Geneva, sans-serif"/>
    <style:font-face style:name="YOGNWN+CMTI12" svg:font-family="YOGNWN+CMTI12"/>
    <style:font-face style:name="ZSDKWF+CMR12" svg:font-family="ZSDKWF+CMR12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text-autospace="none"/>
      <style:text-properties style:font-name="Nimbus Roman No9 L" fo:font-size="11pt" style:font-name-asian="ZSDKWF+CMR12" style:font-size-asian="11pt" style:font-name-complex="ZSDKWF+CMR12" style:font-size-complex="11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Nimbus Roman No9 L" fo:font-size="11pt" style:font-name-asian="ZSDKWF+CMR12" style:font-size-asian="11pt" style:font-name-complex="ZSDKWF+CMR12" style:font-size-complex="11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Nimbus Roman No9 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Nimbus Roman No9 L" fo:font-size="13pt" fo:font-weight="bold" style:font-name-asian="ZSDKWF+CMR12" style:font-size-asian="13pt" style:font-weight-asian="bold" style:font-name-complex="ZSDKWF+CMR12" style:font-size-complex="13pt" style:font-weight-complex="bold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fo:font-variant="normal" fo:text-transform="none" fo:color="#333333" style:font-name="Verdana" fo:font-size="9pt" fo:letter-spacing="normal" fo:font-style="normal" fo:font-weight="normal" style:font-name-asian="ZSDKWF+CMR12" style:font-size-asian="11pt" style:font-name-complex="ZSDKWF+CMR12" style:font-size-complex="11pt"/>
    </style:style>
    <style:style style:name="T1" style:family="text">
      <style:text-properties style:font-name-asian="ZSDKWF+CMR12" style:font-name-complex="ZSDKWF+CMR12"/>
    </style:style>
    <style:style style:name="T2" style:family="text">
      <style:text-properties fo:font-weight="bold" style:font-name-asian="LTWOVP+CMBX12" style:font-weight-asian="bold" style:font-name-complex="LTWOVP+CMBX12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name-asian="YOGNWN+CMTI12" style:font-style-asian="italic" style:font-name-complex="YOGNWN+CMTI12" style:font-style-complex="italic"/>
    </style:style>
    <style:style style:name="T5" style:family="text">
      <style:text-properties fo:font-style="italic" style:font-name-asian="ZSDKWF+CMR12" style:font-style-asian="italic" style:font-name-complex="ZSDKWF+CMR12" style:font-style-complex="italic"/>
    </style:style>
    <style:style style:name="T6" style:family="text">
      <style:text-properties fo:font-variant="normal" fo:text-transform="none" fo:color="#000000" fo:letter-spacing="normal" fo:font-style="normal" fo:font-weight="normal" style:font-name-asian="YOGNWN+CMTI12" style:font-style-asian="normal" style:font-name-complex="YOGNWN+CMTI12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Refereed Publications:</text:p>
      <text:p text:style-name="P2"/>
      <text:list xml:id="list2097683157" text:style-name="L1">
        <text:list-item>
          <text:p text:style-name="P1">Nguyen, N., <text:span text:style-name="T2">Mirarab, S.</text:span>, Warnow, T. MRL and SuperFine+MRL: new supertree methods, <text:span text:style-name="T4">Algorithms for Molecular Biology</text:span>: 7(1), (in press) 2012.</text:p>
          <text:p text:style-name="P1"/>
        </text:list-item>
        <text:list-item>
          <text:p text:style-name="P1"><text:span text:style-name="T2">Mirarab, S.</text:span>, Nguyen, N., Warnow, T. SEPP: SATe-Enabled Phylogenetic Placement, <text:span text:style-name="T4">Proceedings, Pacific Symposium on Biocomputing (PSB):</text:span> (in press) 2011.</text:p>
          <text:p text:style-name="P1"/>
        </text:list-item>
        <text:list-item>
          <text:p text:style-name="P3"><text:span text:style-name="T2">Mirarab, S.</text:span><text:span text:style-name="T1">, Warnow, T. FastSP: Linear time calculation of alignment accuracy, </text:span><text:span text:style-name="T4">Bioinformatics: </text:span><text:span text:style-name="T6">27(23), 3250-3258,</text:span><text:span text:style-name="T1"> 2011.</text:span></text:p>
          <text:p text:style-name="P1"/>
        </text:list-item>
        <text:list-item>
          <text:p text:style-name="P1"><text:span text:style-name="T2">Mirarab, S.</text:span>, Akhlaghi, S., and Tahvildari, L. Size-constrained Test Case Selection Using Multi-Criteria Optimization,<text:span text:style-name="T3"> </text:span><text:span text:style-name="T4">IEEE Transactions on Software Engineering (TSE)</text:span><text:span text:style-name="T3">, doi 10.1109/TSE.2011.56</text:span>: 2011.</text:p>
          <text:p text:style-name="P1"/>
        </text:list-item>
        <text:list-item>
          <text:p text:style-name="P1">Do, H., <text:span text:style-name="T2">Mirarab, S.</text:span>, Tahvildari, L., and Rothermel, G. The Effects of Time Constraints on Test Case Prioritization: A Series of Controlled Experiments,<text:span text:style-name="T3"> </text:span><text:span text:style-name="T4">IEEE Transaction on Software Engineering (TSE)</text:span>: 36(5): 593-617, 2010.</text:p>
          <text:p text:style-name="P5"/>
        </text:list-item>
        <text:list-item>
          <text:p text:style-name="P1">Do, H., <text:span text:style-name="T2">Mirarab, S.</text:span>, Tahvildari, L., Rothermel, G. An Empirical Study of the Effects of Time Constraints on the Cost-benefits of Regression Testing.<text:span text:style-name="T3"> Proceedings, </text:span><text:span text:style-name="T4">ACM International Symposium On Foundations of Software Engineering (FSE)</text:span>: 71-82, 2008.</text:p>
          <text:p text:style-name="P1"/>
        </text:list-item>
        <text:list-item>
          <text:p text:style-name="P1"><text:span text:style-name="T2">Mirarab, S.</text:span>, Ganjali, A., Tahvildari, L., Shimin Li, Weining Liu, and Morrissey, M. A Requirement-based Software Testing Framework: An Industrial Practice. <text:span text:style-name="T3">Proceedings </text:span><text:span text:style-name="T4">IEEE International Conference on Software Maintenance (ICSM)</text:span>: 452-455, 2008.</text:p>
          <text:p text:style-name="P1"/>
        </text:list-item>
        <text:list-item>
          <text:p text:style-name="P1">Amoui, M., Salehie, M., <text:span text:style-name="T2">Mirarab, S.</text:span>, and Tahvildari, L. Adaptive Action Selection in Autonomic Software Using Reinforcement Learning. <text:span text:style-name="T4">Proceedings International Conference on Autonomic and Autonomous Systems (ICAS)</text:span>: 175-181, 2008.</text:p>
          <text:p text:style-name="P1"/>
        </text:list-item>
        <text:list-item>
          <text:p text:style-name="P1"><text:span text:style-name="T2">Mirarab, S.</text:span>, Tahvildari, L. An Empirical Study on Bayesian Network-Based Approach for Test Case Prioritization. <text:span text:style-name="T3">Proceedings </text:span><text:span text:style-name="T4">IEEE international Conference on Software Testing, Verification, and Validation (ICST)</text:span>: 278-287, 2008.</text:p>
          <text:p text:style-name="P1"/>
        </text:list-item>
        <text:list-item>
          <text:p text:style-name="P1"><text:span text:style-name="T2">Mirarab, S.</text:span>, Hassouna, A., and Tahvildari, L. Using Bayesian Belief Networks to Predict Change Propagation in Software Systems.<text:span text:style-name="T3"> Proceedings </text:span><text:span text:style-name="T4">IEEE International Conference on Program Comprehension (ICPC)</text:span>: 177-188, 2007.</text:p>
          <text:p text:style-name="P1"/>
        </text:list-item>
        <text:list-item>
          <text:p text:style-name="P1"><text:span text:style-name="T2">Mirarab, S.</text:span>, Tahvildari, L. A Prioritization Approach for Software Test Cases Based on Bayesian Networks.<text:span text:style-name="T3"> </text:span><text:span text:style-name="T4">Springer Lecture Notes on Computer Science:</text:span><text:span text:style-name="T3"> 4422, 276-290,</text:span> 2007.</text:p>
          <text:p text:style-name="P1"/>
        </text:list-item>
        <text:list-item>
          <text:p text:style-name="P3"><text:span text:style-name="T1">Amoui, M., </text:span><text:span text:style-name="T2">Mirarab, S.</text:span><text:span text:style-name="T1">, Ansari, S., Lucas, C. A Genetic Algorithm Approach to Design Evolution using Design Pattern Transformation, </text:span><text:span text:style-name="T5">International Journal of Information Technology and Intelligent Computing. 1 (2)</text:span><text:span text:style-name="T1">: 1-10, 2006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TWOVP+CMBX12" svg:font-family="LTWOVP+CMBX12"/>
    <style:font-face style:name="Verdana" svg:font-family="Verdana, Geneva, sans-serif"/>
    <style:font-face style:name="YOGNWN+CMTI12" svg:font-family="YOGNWN+CMTI12"/>
    <style:font-face style:name="ZSDKWF+CMR12" svg:font-family="ZSDKWF+CMR12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552in" fo:margin-bottom="0.78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avash arabbaygi</meta:initial-creator>
    <meta:creation-date>2012-02-06T12:20:34</meta:creation-date>
    <dc:date>2012-02-08T21:19:14</dc:date>
    <dc:creator>Sia </dc:creator>
    <meta:editing-duration>PT01H27M41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13" meta:word-count="329" meta:character-count="2433"/>
  </office:meta>
</office:document-meta>
</file>